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5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name-complex="Calibri Light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 Light" fo:font-size="11pt" fo:font-style="normal" fo:text-shadow="none" style:text-underline-style="none" fo:font-weight="normal" style:font-size-asian="11pt" style:font-style-asian="normal" style:font-weight-asian="normal" style:font-name-complex="Calibri Light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2"/>
        <table:table-column table:style-name="co1" table:default-cell-style-name="ce6"/>
        <table:table-column table:style-name="co2" table:default-cell-style-name="ce2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EMG Case#</text:p>
          </table:table-cell>
          <table:table-cell table:style-name="ce5" office:value-type="string" calcext:value-type="string">
            <text:p>Thoracic</text:p>
          </table:table-cell>
          <table:table-cell table:style-name="ce8" office:value-type="string" calcext:value-type="string">
            <text:p>Convex Direction (L/R)</text:p>
          </table:table-cell>
          <table:table-cell table:style-name="ce5" office:value-type="string" calcext:value-type="string">
            <text:p>Lumbar</text:p>
          </table:table-cell>
          <table:table-cell table:style-name="ce8" office:value-type="string" calcext:value-type="string">
            <text:p>Convex Direction (L/R)</text:p>
          </table:table-cell>
          <table:table-cell/>
          <table:table-cell office:value-type="string" calcext:value-type="string">
            <text:p>L/R/Thor/Lum</text:p>
          </table:table-cell>
          <table:table-cell table:number-columns-repeated="2"/>
          <table:table-cell office:value-type="string" calcext:value-type="string">
            <text:p>L/thoracic – 0</text:p>
          </table:table-cell>
          <table:table-cell office:value-type="string" calcext:value-type="string">
            <text:p>L/Lumber-1</text:p>
          </table:table-cell>
          <table:table-cell office:value-type="string" calcext:value-type="string">
            <text:p>R/Thoracic-2</text:p>
          </table:table-cell>
          <table:table-cell office:value-type="string" calcext:value-type="string">
            <text:p>R/Lumber</text:p>
          </table:table-cell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0 – L</text:p>
          </table:table-cell>
          <table:table-cell office:value-type="string" calcext:value-type="string">
            <text:p>1 – 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 (T2-7)</text:p>
          </table:table-cell>
          <table:table-cell/>
          <table:table-cell office:value-type="string" calcext:value-type="string">
            <text:p>24.8 (T7-L1)</text:p>
          </table:table-cell>
          <table:table-cell office:value-type="string" calcext:value-type="string">
            <text:p>L</text:p>
          </table:table-cell>
          <table:table-cell office:value-type="float" office:value="-15" calcext:value-type="float">
            <text:p>-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6.7 (T5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.9 (T11-L3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30.9 (T5-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6.2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38.1 (T2/6)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29.2 (T6/12)</text:p>
            <text:p>14.4 (T12/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31.8 (T6-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8.3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33.4 (T4/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1.6 (T11/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6 (T4-T10)</text:p>
          </table:table-cell>
          <table:table-cell/>
          <table:table-cell office:value-type="string" calcext:value-type="string">
            <text:p>32 (T10-L2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1.9 (T5/11)</text:p>
          </table:table-cell>
          <table:table-cell/>
          <table:table-cell office:value-type="string" calcext:value-type="string">
            <text:p>28.2 (T11/L4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37.7 (T5/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3.5 (T12/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32.7 (T1-5)</text:p>
          </table:table-cell>
          <table:table-cell/>
          <table:table-cell table:style-name="ce7" office:value-type="string" calcext:value-type="string">
            <text:p>34 (T5-11)</text:p>
            <text:p>19 (T11-L4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19 (T1-T5)</text:p>
          </table:table-cell>
          <table:table-cell/>
          <table:table-cell table:style-name="ce7" office:value-type="string" calcext:value-type="string">
            <text:p>30 (T5-T10)</text:p>
            <text:p>29 (T10-L3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7 (T5/10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6.1 (T10/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32 (T11-L4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7 (T9-L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 (L2-L5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6.6 (T6-11)</text:p>
          </table:table-cell>
          <table:table-cell/>
          <table:table-cell office:value-type="string" calcext:value-type="string">
            <text:p>29.4 (T11-L3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37 (T8-L3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26.5 (T6-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5.5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35.5 (T5-L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 (L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32 (T5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6 (T11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40 (T5-12)</text:p>
          </table:table-cell>
          <table:table-cell/>
          <table:table-cell office:value-type="string" calcext:value-type="string">
            <text:p><text:s/>50 (T12-L4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34.7 (T6-12)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25.7 (T1-6)</text:p>
            <text:p>24.5 (L1-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32.7 (T6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6.2 (T1-6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46.1 (T10-L3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7.2 (T5-10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35.1 (T6-T11)</text:p>
          </table:table-cell>
          <table:table-cell office:value-type="string" calcext:value-type="string">
            <text:p>R</text:p>
          </table:table-cell>
          <table:table-cell table:style-name="ce7" office:value-type="string" calcext:value-type="string">
            <text:p>21.5 (T1-6) / </text:p>
            <text:p>32.7 (T11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29.8 (T7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1.6 (T11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27 (T5-L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1 (T2-5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34.1 (T5-11)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32.1 (T6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 (T11-L3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28.2 (T5-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7.1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8.9 (T5-T10)</text:p>
          </table:table-cell>
          <table:table-cell/>
          <table:table-cell office:value-type="string" calcext:value-type="string">
            <text:p>24.2 (T11-L2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3"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26 (T10 -L2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4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25.2 (T5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4 (T11-L3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24 (T1-5)</text:p>
          </table:table-cell>
          <table:table-cell/>
          <table:table-cell table:style-name="ce7" office:value-type="string" calcext:value-type="string">
            <text:p>27.4 (T5-11); </text:p>
            <text:p>19.4 (T11-L4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23.3 (T5-12)</text:p>
          </table:table-cell>
          <table:table-cell/>
          <table:table-cell office:value-type="string" calcext:value-type="string">
            <text:p>24.6 (T12-L4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1 (T3-4)</text:p>
          </table:table-cell>
          <table:table-cell/>
          <table:table-cell office:value-type="string" calcext:value-type="string">
            <text:p>27 (T11-L3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38.5 (T4-11)</text:p>
          </table:table-cell>
          <table:table-cell/>
          <table:table-cell office:value-type="string" calcext:value-type="string">
            <text:p>50.4 (T11/L4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17.1 (T5-L1)</text:p>
          </table:table-cell>
          <table:table-cell/>
          <table:table-cell office:value-type="string" calcext:value-type="string">
            <text:p>26.6 (L1-L4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3 (T4-11)</text:p>
          </table:table-cell>
          <table:table-cell/>
          <table:table-cell office:value-type="string" calcext:value-type="string">
            <text:p>35 (T11-L4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25.9 (T3-6)</text:p>
            <text:p>11.8 (T6-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5.2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30 (T12-L3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46 (T5-T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9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28.5 (T8-L2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31.5 (T5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7.3 (T11-L3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27.5 (T10-L3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40 (T5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7 (T11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15.8 (T4-6)</text:p>
          </table:table-cell>
          <table:table-cell/>
          <table:table-cell table:style-name="ce7" office:value-type="string" calcext:value-type="string">
            <text:p>25 (T6-11)</text:p>
            <text:p>32.9 (T11-L3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27.1 (T4-10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6.1 (T11-L2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29 (T7-12)</text:p>
          </table:table-cell>
          <table:table-cell/>
          <table:table-cell office:value-type="string" calcext:value-type="string">
            <text:p>30 (T12-L4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29.3 (T5-11)</text:p>
          </table:table-cell>
          <table:table-cell/>
          <table:table-cell office:value-type="string" calcext:value-type="string">
            <text:p>32.9 (T11-L3)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21 (T2-7)</text:p>
          </table:table-cell>
          <table:table-cell/>
          <table:table-cell table:style-name="ce7" office:value-type="string" calcext:value-type="string">
            <text:p>26 (T7-11)</text:p>
            <text:p>20.6 (T11-L3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27 (T11-L4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29.1 (T7-L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4.3 (L1-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28.4 (T10-L2)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8.8 (T5-10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26.5 (T9-L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.6 (T4-9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30 (T10-L3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25.3 (T12-L4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20 (T5-10)</text:p>
          </table:table-cell>
          <table:table-cell/>
          <table:table-cell office:value-type="string" calcext:value-type="string">
            <text:p>25 (T10-L3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27.3 (T11-L3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28 (T5-L1)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29 (T10-L3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20.7 (T2-5)</text:p>
          </table:table-cell>
          <table:table-cell/>
          <table:table-cell office:value-type="string" calcext:value-type="string">
            <text:p>27.5 (T6-12); 19.2 (L1-4)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29 (T4-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1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26 (T5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 (T11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25.6 (T4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4.7 (T11-L3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28.6 (T12-L3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29 (T10-L4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26 (T12-L3)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46 (T6-L1)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30 (T9-L2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29.4 (T10-L2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29.2 (T11-L3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25.2 (T6-12)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28 (T5-11)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29.2 (T6-12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5.5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40 (T11-L3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33.8 (T6-12)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float" office:value="107" calcext:value-type="float">
            <text:p>107</text:p>
          </table:table-cell>
          <table:table-cell table:style-name="ce7" office:value-type="string" calcext:value-type="string">
            <text:p>30 (T8-12)</text:p>
            <text:p>22.1 (T2-7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2.3 (T12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25.4 (T11-L4)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28 (T5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1 (T11-L3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35 (T9-L3)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30.9(T5-11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0.5 (T11-L4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</table:table-row>
        <calcext:conditional-formats>
          <calcext:conditional-format calcext:target-range-address="Sheet1.A1:Sheet1.A1">
            <calcext:condition calcext:apply-style-name="ConditionalStyle_1" calcext:value="duplicate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00-00-00</text:date>, <text:time style:data-style-name="N2" text:time-value="12:50:39.176869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3:19:56.425443827</meta:creation-date>
    <meta:editing-duration>PT3M33S</meta:editing-duration>
    <meta:editing-cycles>3</meta:editing-cycles>
    <meta:generator>LibreOffice/5.1.6.2$Linux_X86_64 LibreOffice_project/10m0$Build-2</meta:generator>
    <dc:date>2019-12-19T12:52:56.431804101</dc:date>
    <meta:document-statistic meta:table-count="1" meta:cell-count="474" meta:object-count="0"/>
  </office:meta>
</office:document-meta>
</file>